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2783" officeooo:paragraph-rsid="000f2783"/>
    </style:style>
    <style:style style:name="P2" style:family="paragraph" style:parent-style-name="Standard" style:list-style-name="L1">
      <style:text-properties officeooo:rsid="000f2783" officeooo:paragraph-rsid="000f2783"/>
    </style:style>
    <style:style style:name="P3" style:family="paragraph" style:parent-style-name="Standard" style:list-style-name="L1">
      <style:text-properties officeooo:rsid="000f83b6" officeooo:paragraph-rsid="000f83b6"/>
    </style:style>
    <style:style style:name="P4" style:family="paragraph" style:parent-style-name="Standard" style:list-style-name="L1">
      <style:text-properties officeooo:rsid="000fe561" officeooo:paragraph-rsid="000fe561"/>
    </style:style>
    <style:style style:name="P5" style:family="paragraph" style:parent-style-name="Standard" style:list-style-name="L1">
      <style:text-properties officeooo:rsid="001022cc" officeooo:paragraph-rsid="001022cc"/>
    </style:style>
    <style:style style:name="P6" style:family="paragraph" style:parent-style-name="Standard" style:list-style-name="L2">
      <style:text-properties officeooo:rsid="001022cc" officeooo:paragraph-rsid="001022cc"/>
    </style:style>
    <style:style style:name="P7" style:family="paragraph" style:parent-style-name="Standard" style:list-style-name="L2">
      <style:text-properties officeooo:rsid="0011198a" officeooo:paragraph-rsid="0011198a"/>
    </style:style>
    <style:style style:name="T1" style:family="text">
      <style:text-properties officeooo:rsid="000f83b6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rrection du DST</text:p>
      <text:p text:style-name="Standard"/>
      <text:p text:style-name="P1">Introduction</text:p>
      <text:list xml:id="list836342765453300183" text:style-name="L1">
        <text:list-item>
          <text:p text:style-name="P2">Accroche</text:p>
        </text:list-item>
        <text:list-item>
          <text:p text:style-name="P2">Le thème et la question</text:p>
        </text:list-item>
        <text:list-item>
          <text:p text:style-name="P2">Définitions des termes</text:p>
          <text:list>
            <text:list-header>
              <text:p text:style-name="P2">« <text:span text:style-name="T1">Est-ce possible de vouloir le mal ? »</text:span></text:p>
              <text:p text:style-name="P3">« Est-ce qu’il est légitime de vouloir le mal ? »</text:p>
            </text:list-header>
            <text:list-item>
              <text:p text:style-name="P3">« vouloir »</text:p>
              <text:list>
                <text:list-item>
                  <text:p text:style-name="P3">L’acte de la volonté entendue comme une capacité de choix</text:p>
                </text:list-item>
              </text:list>
            </text:list-item>
            <text:list-item>
              <text:p text:style-name="P3">« le mal »</text:p>
              <text:list>
                <text:list-item>
                  <text:p text:style-name="P3">Il y a le mal physique et le mal moral</text:p>
                  <text:p text:style-name="P3">Le mal renvoie à une notion de souffrance, de douleur, de mal-être, de maladie, tout ce qui nuit</text:p>
                  <text:list>
                    <text:list-item>
                      <text:p text:style-name="P3">Mal physique : nuisances subies</text:p>
                    </text:list-item>
                    <text:list-item>
                      <text:p text:style-name="P3">Mal moral : nuisances commises</text:p>
                    </text:list-item>
                  </text:list>
                </text:list-item>
              </text:list>
            </text:list-item>
            <text:list-item>
              <text:p text:style-name="P4">Remise en cause de l’existence du mal objectif</text:p>
            </text:list-item>
            <text:list-item>
              <text:p text:style-name="P4">(Remise en cause de l’existence de la volonté libre)</text:p>
            </text:list-item>
          </text:list>
        </text:list-item>
        <text:list-item>
          <text:p text:style-name="P4">Problématique</text:p>
          <text:list>
            <text:list-item>
              <text:p text:style-name="P4">L’homme peut vouloir le mal</text:p>
              <text:list>
                <text:list-item>
                  <text:p text:style-name="P4">Les hommes se nuisent mutuellement, on voit ça partout, et il est curieux de penser que ce soit involontaire</text:p>
                </text:list-item>
              </text:list>
            </text:list-item>
            <text:list-item>
              <text:p text:style-name="P4">L’homme ne peut vouloir le mal</text:p>
              <text:list>
                <text:list-item>
                  <text:p text:style-name="P4">Quand on fait quelque chose, on vise toujours quelque chose qui est bien d’un certain point de vue, même si ce n’est pas moral</text:p>
                </text:list-item>
              </text:list>
            </text:list-item>
          </text:list>
        </text:list-item>
        <text:list-item>
          <text:p text:style-name="P4">Enjeux</text:p>
          <text:list>
            <text:list-item>
              <text:p text:style-name="P4">Si on ne peut vouloir le mal, ça réduit voire annule la responsabilité du mal commis</text:p>
              <text:p text:style-name="P5">(L’enjeu d’un cas, c’est l’enjeu inverse du cas inverse, donc on peut se contenter d’un seul cas)</text:p>
            </text:list-item>
          </text:list>
        </text:list-item>
        <text:list-item>
          <text:p text:style-name="P4">Plan</text:p>
        </text:list-item>
      </text:list>
      <text:list xml:id="list4887937836211703278" text:style-name="L2">
        <text:list-item>
          <text:p text:style-name="P6">Il est impossible de vouloir le mal</text:p>
          <text:list>
            <text:list-header>
              <text:p text:style-name="P6">Argument de Platon et de Socrate dans <text:span text:style-name="T2">Le Ménon</text:span></text:p>
              <text:list>
                <text:list-header>
                  <text:p text:style-name="P6">On peut se tromper sur une fin visée, prendre le mal pour un bien</text:p>
                  <text:list>
                    <text:list-header>
                      <text:p text:style-name="P6">Exemple : Les médecins qui euthanasient un patient en pensant que c’est bien</text:p>
                      <text:list>
                        <text:list-header>
                          <text:p text:style-name="P6">(euthanasie = tuer un patient pour abréger ses souffrances)</text:p>
                        </text:list-header>
                      </text:list>
                    </text:list-header>
                  </text:list>
                </text:list-header>
              </text:list>
            </text:list-header>
          </text:list>
        </text:list-item>
        <text:list-item>
          <text:p text:style-name="P6">Il est possible de vouloir le mal</text:p>
          <text:list>
            <text:list-header>
              <text:p text:style-name="P6">Certains maux commis supposent qu’on sache qu’on fait le mal</text:p>
              <text:list>
                <text:list-header>
                  <text:p text:style-name="P6">Exemple : le mensonge, la calomnie, la diffamation</text:p>
                  <text:p text:style-name="P6">Si le mensonge est involontaire, alors c’est juste une erreur</text:p>
                </text:list-header>
              </text:list>
              <text:p text:style-name="P6">Si c’est possible de vouloir le mal, alors tous les comportements seraient volontaires</text:p>
              <text:p text:style-name="P6">Ce qui me fait du bien peut faire du mal à autrui</text:p>
              <text:p text:style-name="P6">Cas de personnes qui prennent du plaisir à faire du mal à autrui</text:p>
            </text:list-header>
          </text:list>
        </text:list-item>
        <text:list-item>
          <text:p text:style-name="P7">Il est possible de vouloir le mal, mais il est impossible de vouloir le malheur</text:p>
          <text:list>
            <text:list-header>
              <text:p text:style-name="P7">Thomas D’Aquin : 3 types de biens</text:p>
              <text:list>
                <text:list-header>
                  <text:p text:style-name="P7">Le moral, l’utile, et le plaisir</text:p>
                  <text:p text:style-name="P7">Toute action humaine vise au moins un de ces 3 biens</text:p>
                  <text:p text:style-name="P7">Il est impossible de viser aucun de ces 3 biens</text:p>
                </text:list-header>
              </text:list>
              <text:p text:style-name="P7">Je peux vouloir ce qui est mal moralement, mais je ne peux pas vouloir mon propre malheur.</text:p>
            </text:list-header>
          </text:list>
        </text:list-item>
      </text:list>
      <text:list xml:id="list91426857801716" text:continue-list="list836342765453300183" text:style-name="L1"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08:25:32.390000000</meta:creation-date>
    <dc:date>2019-01-07T09:14:26.064000000</dc:date>
    <meta:editing-duration>PT7M22S</meta:editing-duration>
    <meta:editing-cycles>1</meta:editing-cycles>
    <meta:document-statistic meta:table-count="0" meta:image-count="0" meta:object-count="0" meta:page-count="1" meta:paragraph-count="44" meta:word-count="413" meta:character-count="2086" meta:non-whitespace-character-count="1743"/>
    <meta:generator>LibreOffice/5.1.6.2$Windows_x86 LibreOffice_project/07ac168c60a517dba0f0d7bc7540f5afa45f0909</meta:generator>
  </office:meta>
</office:document-meta>
</file>